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0F09309360FCF649B51.png" manifest:media-type="image/png"/>
  <manifest:file-entry manifest:full-path="Pictures/10000000000000F800000042CE730D462235B8EC.png" manifest:media-type="image/png"/>
  <manifest:file-entry manifest:full-path="Pictures/10000000000001CC0000003073EB0A6FF9168123.png" manifest:media-type="image/png"/>
  <manifest:file-entry manifest:full-path="Pictures/10000000000001A800000055A47DA7655BC711A0.png" manifest:media-type="image/png"/>
  <manifest:file-entry manifest:full-path="Pictures/1000000000000179000000F63B0CD014EF5768A2.png" manifest:media-type="image/png"/>
  <manifest:file-entry manifest:full-path="Pictures/10000000000000330000002ACBB6C11D96BB2708.png" manifest:media-type="image/png"/>
  <manifest:file-entry manifest:full-path="Pictures/10000000000001140000004B2A5F6B7AE1590284.png" manifest:media-type="image/png"/>
  <manifest:file-entry manifest:full-path="Pictures/1000000000000084000000408D79468F5197BAE6.png" manifest:media-type="image/png"/>
  <manifest:file-entry manifest:full-path="Pictures/1000000000000031000000300E58F7D6D051184E.png" manifest:media-type="image/png"/>
  <manifest:file-entry manifest:full-path="Pictures/100000000000007F000001A69477023AF121E887.png" manifest:media-type="image/png"/>
  <manifest:file-entry manifest:full-path="Pictures/1000000000000112000000204D2D832BD0E4376C.png" manifest:media-type="image/png"/>
  <manifest:file-entry manifest:full-path="Pictures/10000000000000A30000003EF128A3970D73A9E1.png" manifest:media-type="image/png"/>
  <manifest:file-entry manifest:full-path="Pictures/10000000000000F800000058432A44C3EA2D7523.png" manifest:media-type="image/png"/>
  <manifest:file-entry manifest:full-path="Pictures/100000000000019F00000020B96DD85DC74E303B.png" manifest:media-type="image/png"/>
  <manifest:file-entry manifest:full-path="Pictures/100000000000009100000037AC6A760DCAAFC5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standard">
      <style:graphic-properties draw:stroke="none" draw:fill="none" fo:min-height="0.357cm"/>
      <style:paragraph-properties style:writing-mode="lr-tb"/>
    </style:style>
    <style:style style:name="gr3" style:family="graphic" style:parent-style-name="standard">
      <style:graphic-properties draw:stroke="none" draw:fill="none" fo:min-height="0.31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ff4000" draw:marker-start="Arrowheads_20_1" draw:marker-end="Arrowheads_20_1" draw:fill="none"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color="#ffffff" loext:opacity="100%" fo:font-size="14pt" style:font-size-asian="14pt" style:font-size-complex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text-properties fo:color="#ff4000" loext:opacity="100%"/>
    </style:style>
    <style:style style:name="P8" style:family="paragraph">
      <loext:graphic-properties draw:fill="none"/>
      <style:paragraph-properties style:writing-mode="lr-tb"/>
      <style:text-properties fo:color="#ff4000" loext:opacity="100%"/>
    </style:style>
    <style:style style:name="P9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ffffff" loext:opacity="100%" fo:font-size="4.90000009536743pt" style:font-size-asian="4.90000009536743pt" style:font-size-complex="4.90000009536743pt"/>
    </style:style>
    <style:style style:name="T6" style:family="text">
      <style:text-properties fo:color="#ff4000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972cm" svg:height="0.963cm" svg:x="2.228cm" svg:y="5.789cm">
          <draw:text-box>
            <text:p><text:span text:style-name="T1">Title</text:span></text:p>
          </draw:text-box>
        </draw:frame>
        <draw:frame draw:style-name="gr2" draw:text-style-name="P2" draw:layer="layout" svg:width="1.972cm" svg:height="0.607cm" svg:x="2.228cm" svg:y="6.6cm">
          <draw:text-box>
            <text:p><text:span text:style-name="T2">Subtitle</text:span></text:p>
          </draw:text-box>
        </draw:frame>
        <draw:frame draw:style-name="gr3" draw:text-style-name="P1" draw:layer="layout" svg:width="1.972cm" svg:height="0.569cm" svg:x="5.428cm" svg:y="7.038cm">
          <draw:text-box>
            <text:p><text:span text:style-name="T3">Country</text:span></text:p>
          </draw:text-box>
        </draw:frame>
        <draw:frame draw:style-name="gr4" draw:text-style-name="P3" draw:layer="layout" svg:width="2.996cm" svg:height="0.797cm" svg:x="2.7cm" svg:y="7.703cm">
          <draw:image xlink:href="Pictures/10000000000000F800000042CE730D462235B8EC.png" xlink:type="simple" xlink:show="embed" xlink:actuate="onLoad" draw:mime-type="image/png">
            <text:p/>
          </draw:image>
        </draw:frame>
        <draw:frame draw:style-name="gr4" draw:text-style-name="P3" draw:layer="layout" svg:width="4.5cm" svg:height="2.936cm" svg:x="2.2cm" svg:y="8.904cm">
          <draw:image xlink:href="Pictures/1000000000000179000000F63B0CD014EF5768A2.png" xlink:type="simple" xlink:show="embed" xlink:actuate="onLoad" draw:mime-type="image/png">
            <text:p/>
          </draw:image>
        </draw:frame>
        <draw:frame draw:style-name="gr4" draw:text-style-name="P3" draw:layer="layout" svg:width="5.846cm" svg:height="0.891cm" svg:x="9.554cm" svg:y="4.1cm">
          <draw:image xlink:href="Pictures/10000000000001A800000055A47DA7655BC711A0.png" xlink:type="simple" xlink:show="embed" xlink:actuate="onLoad" draw:mime-type="image/png">
            <text:p/>
          </draw:image>
        </draw:frame>
        <draw:frame draw:style-name="gr1" draw:text-style-name="P1" draw:layer="layout" svg:width="4.972cm" svg:height="0.963cm" svg:x="9.4cm" svg:y="5.814cm">
          <draw:text-box>
            <text:p><text:span text:style-name="T1">Title</text:span></text:p>
          </draw:text-box>
        </draw:frame>
        <draw:frame draw:style-name="gr4" draw:text-style-name="P3" draw:layer="layout" svg:width="0.562cm" svg:height="0.463cm" svg:x="10.772cm" svg:y="6.014cm">
          <draw:image xlink:href="Pictures/10000000000000330000002ACBB6C11D96BB2708.png" xlink:type="simple" xlink:show="embed" xlink:actuate="onLoad" draw:mime-type="image/png">
            <text:p/>
          </draw:image>
        </draw:frame>
        <draw:frame draw:style-name="gr4" draw:text-style-name="P3" draw:layer="layout" svg:width="1.604cm" svg:height="0.777cm" svg:x="15.372cm" svg:y="5.737cm">
          <draw:image xlink:href="Pictures/1000000000000084000000408D79468F5197BAE6.png" xlink:type="simple" xlink:show="embed" xlink:actuate="onLoad" draw:mime-type="image/png">
            <text:p/>
          </draw:image>
        </draw:frame>
        <draw:frame draw:style-name="gr4" draw:text-style-name="P3" draw:layer="layout" svg:width="0.847cm" svg:height="0.83cm" svg:x="16.053cm" svg:y="4.17cm">
          <draw:image xlink:href="Pictures/1000000000000031000000300E58F7D6D051184E.png" xlink:type="simple" xlink:show="embed" xlink:actuate="onLoad" draw:mime-type="image/png">
            <text:p/>
          </draw:image>
        </draw:frame>
        <draw:frame draw:style-name="gr4" draw:text-style-name="P3" draw:layer="layout" svg:width="0.87cm" svg:height="2.89cm" svg:x="17.099cm" svg:y="8.71cm">
          <draw:image xlink:href="Pictures/100000000000007F000001A69477023AF121E887.png" xlink:type="simple" xlink:show="embed" xlink:actuate="onLoad" draw:mime-type="image/png">
            <text:p/>
          </draw:image>
        </draw:frame>
        <draw:frame draw:style-name="gr4" draw:text-style-name="P3" draw:layer="layout" svg:width="7.4cm" svg:height="2.994cm" svg:x="9.5cm" svg:y="8.806cm">
          <draw:image xlink:href="Pictures/1000000000000179000000F63B0CD014EF5768A2.png" xlink:type="simple" xlink:show="embed" xlink:actuate="onLoad" draw:mime-type="image/png">
            <text:p/>
          </draw:image>
        </draw:frame>
        <draw:frame draw:style-name="gr4" draw:text-style-name="P3" draw:layer="layout" svg:width="7.374cm" svg:height="0.54cm" svg:x="10.026cm" svg:y="12.3cm">
          <draw:image xlink:href="Pictures/10000000000001CC0000003073EB0A6FF9168123.png" xlink:type="simple" xlink:show="embed" xlink:actuate="onLoad" draw:mime-type="image/png">
            <text:p/>
          </draw:image>
        </draw:frame>
        <draw:frame draw:style-name="gr4" draw:text-style-name="P3" draw:layer="layout" svg:width="2.386cm" svg:height="0.846cm" svg:x="8.814cm" svg:y="13.254cm">
          <draw:image xlink:href="Pictures/10000000000000F800000058432A44C3EA2D7523.png" xlink:type="simple" xlink:show="embed" xlink:actuate="onLoad" draw:mime-type="image/png">
            <text:p/>
          </draw:image>
        </draw:frame>
        <draw:frame draw:style-name="gr4" draw:text-style-name="P3" draw:layer="layout" svg:width="1.922cm" svg:height="0.224cm" svg:x="13.478cm" svg:y="13.535cm">
          <draw:image xlink:href="Pictures/1000000000000112000000204D2D832BD0E4376C.png" xlink:type="simple" xlink:show="embed" xlink:actuate="onLoad" draw:mime-type="image/png">
            <text:p/>
          </draw:image>
        </draw:frame>
        <draw:frame draw:style-name="gr4" draw:text-style-name="P3" draw:layer="layout" svg:width="1.205cm" svg:height="0.457cm" svg:x="15.695cm" svg:y="13.454cm">
          <draw:image xlink:href="Pictures/100000000000009100000037AC6A760DCAAFC546.png" xlink:type="simple" xlink:show="embed" xlink:actuate="onLoad" draw:mime-type="image/png">
            <text:p/>
          </draw:image>
        </draw:frame>
        <draw:frame draw:style-name="gr4" draw:text-style-name="P3" draw:layer="layout" svg:width="1.313cm" svg:height="0.499cm" svg:x="16.9cm" svg:y="13.454cm">
          <draw:image xlink:href="Pictures/10000000000000A30000003EF128A3970D73A9E1.png" xlink:type="simple" xlink:show="embed" xlink:actuate="onLoad" draw:mime-type="image/png">
            <text:p/>
          </draw:image>
        </draw:frame>
        <draw:frame draw:style-name="gr1" draw:text-style-name="P1" draw:layer="layout" svg:width="2.272cm" svg:height="0.963cm" svg:x="20.228cm" svg:y="5.769cm">
          <draw:text-box>
            <text:p><text:span text:style-name="T1">Title</text:span></text:p>
          </draw:text-box>
        </draw:frame>
        <draw:frame draw:style-name="gr4" draw:text-style-name="P3" draw:layer="layout" svg:width="4.598cm" svg:height="3cm" svg:x="20.089cm" svg:y="8.806cm">
          <draw:image xlink:href="Pictures/1000000000000179000000F63B0CD014EF5768A2.png" xlink:type="simple" xlink:show="embed" xlink:actuate="onLoad" draw:mime-type="image/png">
            <text:p/>
          </draw:image>
        </draw:frame>
        <draw:frame draw:style-name="gr4" draw:text-style-name="P3" draw:layer="layout" svg:width="5.174cm" svg:height="0.54cm" svg:x="20.326cm" svg:y="12.3cm">
          <draw:image xlink:href="Pictures/10000000000001CC0000003073EB0A6FF9168123.png" xlink:type="simple" xlink:show="embed" xlink:actuate="onLoad" draw:mime-type="image/png">
            <text:p/>
          </draw:image>
        </draw:frame>
        <draw:frame draw:style-name="gr4" draw:text-style-name="P3" draw:layer="layout" svg:width="2.922cm" svg:height="0.341cm" svg:x="21.5cm" svg:y="14.259cm">
          <draw:image xlink:href="Pictures/1000000000000112000000204D2D832BD0E4376C.png" xlink:type="simple" xlink:show="embed" xlink:actuate="onLoad" draw:mime-type="image/png">
            <text:p/>
          </draw:image>
        </draw:frame>
        <draw:frame draw:style-name="gr2" draw:text-style-name="P2" draw:layer="layout" svg:width="1.972cm" svg:height="0.607cm" svg:x="20.228cm" svg:y="6.577cm">
          <draw:text-box>
            <text:p><text:span text:style-name="T2">Subtitle</text:span></text:p>
          </draw:text-box>
        </draw:frame>
        <draw:frame draw:style-name="gr2" draw:text-style-name="P2" draw:layer="layout" svg:width="1.972cm" svg:height="0.607cm" svg:x="9.4cm" svg:y="6.577cm">
          <draw:text-box>
            <text:p><text:span text:style-name="T2">Subtitle</text:span></text:p>
          </draw:text-box>
        </draw:frame>
        <draw:frame draw:style-name="gr4" draw:text-style-name="P3" draw:layer="layout" svg:width="1.313cm" svg:height="0.499cm" svg:x="22.4cm" svg:y="14.7cm">
          <draw:image xlink:href="Pictures/10000000000000A30000003EF128A3970D73A9E1.png" xlink:type="simple" xlink:show="embed" xlink:actuate="onLoad" draw:mime-type="image/png">
            <text:p/>
          </draw:image>
        </draw:frame>
        <draw:frame draw:style-name="gr4" draw:text-style-name="P3" draw:layer="layout" svg:width="0.87cm" svg:height="2.89cm" svg:x="25cm" svg:y="9.1cm">
          <draw:image xlink:href="Pictures/100000000000007F000001A69477023AF121E887.png" xlink:type="simple" xlink:show="embed" xlink:actuate="onLoad" draw:mime-type="image/png">
            <text:p/>
          </draw:image>
        </draw:frame>
        <draw:frame draw:style-name="gr4" draw:text-style-name="P3" draw:layer="layout" svg:width="0.562cm" svg:height="0.463cm" svg:x="22.3cm" svg:y="5.2cm">
          <draw:image xlink:href="Pictures/10000000000000330000002ACBB6C11D96BB2708.png" xlink:type="simple" xlink:show="embed" xlink:actuate="onLoad" draw:mime-type="image/png">
            <text:p/>
          </draw:image>
        </draw:frame>
        <draw:frame draw:style-name="gr4" draw:text-style-name="P3" draw:layer="layout" svg:width="1.604cm" svg:height="0.777cm" svg:x="23.196cm" svg:y="5.023cm">
          <draw:image xlink:href="Pictures/1000000000000084000000408D79468F5197BAE6.png" xlink:type="simple" xlink:show="embed" xlink:actuate="onLoad" draw:mime-type="image/png">
            <text:p/>
          </draw:image>
        </draw:frame>
        <draw:line draw:style-name="gr5" draw:text-style-name="P3" draw:layer="layout" svg:x1="0.5cm" svg:y1="5.1cm" svg:x2="26.5cm" svg:y2="5.1cm">
          <text:p/>
        </draw:line>
        <draw:line draw:style-name="gr5" draw:text-style-name="P3" draw:layer="layout" svg:x1="0.5cm" svg:y1="5.8cm" svg:x2="26.5cm" svg:y2="5.8cm">
          <text:p/>
        </draw:line>
        <draw:line draw:style-name="gr5" draw:text-style-name="P3" draw:layer="layout" svg:x1="0.5cm" svg:y1="7.1cm" svg:x2="26.5cm" svg:y2="7.1cm">
          <text:p/>
        </draw:line>
        <draw:line draw:style-name="gr5" draw:text-style-name="P3" draw:layer="layout" svg:x1="0.5cm" svg:y1="7.6cm" svg:x2="26.5cm" svg:y2="7.6cm">
          <text:p/>
        </draw:line>
        <draw:line draw:style-name="gr5" draw:text-style-name="P3" draw:layer="layout" svg:x1="0.5cm" svg:y1="8.7cm" svg:x2="26.5cm" svg:y2="8.7cm">
          <text:p/>
        </draw:line>
        <draw:line draw:style-name="gr5" draw:text-style-name="P3" draw:layer="layout" svg:x1="0.5cm" svg:y1="12.1cm" svg:x2="26.5cm" svg:y2="12.1cm">
          <text:p/>
        </draw:line>
        <draw:line draw:style-name="gr5" draw:text-style-name="P3" draw:layer="layout" svg:x1="0.5cm" svg:y1="13cm" svg:x2="26.5cm" svg:y2="13cm">
          <text:p/>
        </draw:line>
        <draw:frame draw:style-name="gr1" draw:text-style-name="P1" draw:layer="layout" svg:width="4.02cm" svg:height="0.963cm" svg:x="2.98cm" svg:y="1cm">
          <draw:text-box>
            <text:p>Overview</text:p>
          </draw:text-box>
        </draw:frame>
        <draw:frame draw:style-name="gr1" draw:text-style-name="P1" draw:layer="layout" svg:width="4.02cm" svg:height="0.963cm" svg:x="12.08cm" svg:y="1cm">
          <draw:text-box>
            <text:p>Wide</text:p>
          </draw:text-box>
        </draw:frame>
        <draw:frame draw:style-name="gr1" draw:text-style-name="P1" draw:layer="layout" svg:width="4.02cm" svg:height="0.963cm" svg:x="20.98cm" svg:y="1.001cm">
          <draw:text-box>
            <text:p>Narrow</text:p>
          </draw:text-box>
        </draw:frame>
        <draw:frame draw:style-name="gr1" draw:text-style-name="P1" draw:layer="layout" svg:width="1.82cm" svg:height="0.963cm" svg:x="0.18cm" svg:y="4.137cm">
          <draw:text-box>
            <text:p><text:span text:style-name="T4">Row 1</text:span></text:p>
          </draw:text-box>
        </draw:frame>
        <draw:frame draw:style-name="gr1" draw:text-style-name="P1" draw:layer="layout" svg:width="1.82cm" svg:height="0.963cm" svg:x="0.18cm" svg:y="5.138cm">
          <draw:text-box>
            <text:p><text:span text:style-name="T4">Row 2</text:span></text:p>
          </draw:text-box>
        </draw:frame>
        <draw:frame draw:style-name="gr1" draw:text-style-name="P1" draw:layer="layout" svg:width="1.82cm" svg:height="0.963cm" svg:x="0.18cm" svg:y="6.038cm">
          <draw:text-box>
            <text:p><text:span text:style-name="T4">Row 3</text:span></text:p>
          </draw:text-box>
        </draw:frame>
        <draw:frame draw:style-name="gr1" draw:text-style-name="P1" draw:layer="layout" svg:width="1.82cm" svg:height="0.963cm" svg:x="0.18cm" svg:y="7.038cm">
          <draw:text-box>
            <text:p><text:span text:style-name="T4">Row 4</text:span></text:p>
          </draw:text-box>
        </draw:frame>
        <draw:frame draw:style-name="gr1" draw:text-style-name="P1" draw:layer="layout" svg:width="1.82cm" svg:height="0.963cm" svg:x="0.18cm" svg:y="7.838cm">
          <draw:text-box>
            <text:p><text:span text:style-name="T4">Row 5</text:span></text:p>
          </draw:text-box>
        </draw:frame>
        <draw:frame draw:style-name="gr1" draw:text-style-name="P1" draw:layer="layout" svg:width="1.82cm" svg:height="0.963cm" svg:x="0.18cm" svg:y="9.738cm">
          <draw:text-box>
            <text:p><text:span text:style-name="T4">Row 6</text:span></text:p>
          </draw:text-box>
        </draw:frame>
        <draw:frame draw:style-name="gr1" draw:text-style-name="P1" draw:layer="layout" svg:width="1.82cm" svg:height="0.963cm" svg:x="0.18cm" svg:y="12.238cm">
          <draw:text-box>
            <text:p><text:span text:style-name="T4">Row 7</text:span></text:p>
          </draw:text-box>
        </draw:frame>
        <draw:line draw:style-name="gr5" draw:text-style-name="P3" draw:layer="layout" svg:x1="2cm" svg:y1="3.1cm" svg:x2="2cm" svg:y2="15.6cm">
          <text:p/>
        </draw:line>
        <draw:frame draw:style-name="gr4" draw:text-style-name="P3" draw:layer="layout" svg:width="2.386cm" svg:height="0.846cm" svg:x="20.6cm" svg:y="13.3cm">
          <draw:image xlink:href="Pictures/10000000000000F800000058432A44C3EA2D7523.png" xlink:type="simple" xlink:show="embed" xlink:actuate="onLoad" draw:mime-type="image/png">
            <text:p/>
          </draw:image>
        </draw:frame>
        <draw:frame draw:style-name="gr4" draw:text-style-name="P3" draw:layer="layout" svg:width="4.235cm" svg:height="0.326cm" svg:x="21cm" svg:y="2.7cm">
          <draw:image xlink:href="Pictures/100000000000019F00000020B96DD85DC74E303B.png" xlink:type="simple" xlink:show="embed" xlink:actuate="onLoad" draw:mime-type="image/png">
            <text:p/>
          </draw:image>
        </draw:frame>
        <draw:frame draw:style-name="gr2" draw:text-style-name="P4" draw:layer="layout" svg:width="1.972cm" svg:height="0.607cm" svg:x="21cm" svg:y="2.6cm">
          <draw:text-box>
            <text:p><text:span text:style-name="T5">&lt;-- Back</text:span></text:p>
          </draw:text-box>
        </draw:frame>
        <draw:frame draw:style-name="gr4" draw:text-style-name="P3" draw:layer="layout" svg:width="2.386cm" svg:height="0.846cm" svg:x="11.114cm" svg:y="13.254cm">
          <draw:image xlink:href="Pictures/10000000000000F800000058432A44C3EA2D7523.png" xlink:type="simple" xlink:show="embed" xlink:actuate="onLoad" draw:mime-type="image/png">
            <text:p/>
          </draw:image>
        </draw:frame>
        <draw:frame draw:style-name="gr4" draw:text-style-name="P3" draw:layer="layout" svg:width="2.386cm" svg:height="0.846cm" svg:x="23.1cm" svg:y="13.3cm">
          <draw:image xlink:href="Pictures/10000000000000F800000058432A44C3EA2D7523.png" xlink:type="simple" xlink:show="embed" xlink:actuate="onLoad" draw:mime-type="image/png">
            <text:p/>
          </draw:image>
        </draw:frame>
        <draw:frame draw:style-name="gr4" draw:text-style-name="P3" draw:layer="layout" svg:width="3cm" svg:height="1.8cm" svg:x="21.5cm" svg:y="3.3cm">
          <draw:image xlink:href="Pictures/1000000000000190000000F09309360FCF649B51.png" xlink:type="simple" xlink:show="embed" xlink:actuate="onLoad" draw:mime-type="image/png">
            <text:p/>
          </draw:image>
        </draw:frame>
        <draw:line draw:style-name="gr5" draw:text-style-name="P3" draw:layer="layout" svg:x1="0.5cm" svg:y1="3.3cm" svg:x2="26.5cm" svg:y2="3.3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.272cm" svg:height="0.963cm" svg:x="4.129cm" svg:y="5.77cm">
          <draw:text-box>
            <text:p><text:span text:style-name="T1">Title</text:span></text:p>
          </draw:text-box>
        </draw:frame>
        <draw:frame draw:style-name="gr4" draw:text-style-name="P3" draw:layer="layout" svg:width="4.598cm" svg:height="3cm" svg:x="3.99cm" svg:y="8.807cm">
          <draw:image xlink:href="Pictures/1000000000000179000000F63B0CD014EF5768A2.png" xlink:type="simple" xlink:show="embed" xlink:actuate="onLoad" draw:mime-type="image/png">
            <text:p/>
          </draw:image>
        </draw:frame>
        <draw:frame draw:style-name="gr4" draw:text-style-name="P3" draw:layer="layout" svg:width="5.174cm" svg:height="0.54cm" svg:x="4.227cm" svg:y="12.301cm">
          <draw:image xlink:href="Pictures/10000000000001CC0000003073EB0A6FF9168123.png" xlink:type="simple" xlink:show="embed" xlink:actuate="onLoad" draw:mime-type="image/png">
            <text:p/>
          </draw:image>
        </draw:frame>
        <draw:frame draw:style-name="gr4" draw:text-style-name="P3" draw:layer="layout" svg:width="2.922cm" svg:height="0.341cm" svg:x="5.401cm" svg:y="14.26cm">
          <draw:image xlink:href="Pictures/1000000000000112000000204D2D832BD0E4376C.png" xlink:type="simple" xlink:show="embed" xlink:actuate="onLoad" draw:mime-type="image/png">
            <text:p/>
          </draw:image>
        </draw:frame>
        <draw:frame draw:style-name="gr2" draw:text-style-name="P2" draw:layer="layout" svg:width="1.972cm" svg:height="0.607cm" svg:x="4.129cm" svg:y="6.578cm">
          <draw:text-box>
            <text:p><text:span text:style-name="T2">Subtitle</text:span></text:p>
          </draw:text-box>
        </draw:frame>
        <draw:frame draw:style-name="gr4" draw:text-style-name="P3" draw:layer="layout" svg:width="1.313cm" svg:height="0.499cm" svg:x="6.301cm" svg:y="14.701cm">
          <draw:image xlink:href="Pictures/10000000000000A30000003EF128A3970D73A9E1.png" xlink:type="simple" xlink:show="embed" xlink:actuate="onLoad" draw:mime-type="image/png">
            <text:p/>
          </draw:image>
        </draw:frame>
        <draw:frame draw:style-name="gr4" draw:text-style-name="P3" draw:layer="layout" svg:width="0.87cm" svg:height="2.89cm" svg:x="8.901cm" svg:y="9.101cm">
          <draw:image xlink:href="Pictures/100000000000007F000001A69477023AF121E887.png" xlink:type="simple" xlink:show="embed" xlink:actuate="onLoad" draw:mime-type="image/png">
            <text:p/>
          </draw:image>
        </draw:frame>
        <draw:line draw:style-name="gr5" draw:text-style-name="P3" draw:layer="layout" svg:x1="0.501cm" svg:y1="5.101cm" svg:x2="26.501cm" svg:y2="5.101cm">
          <text:p/>
        </draw:line>
        <draw:line draw:style-name="gr5" draw:text-style-name="P3" draw:layer="layout" svg:x1="0.501cm" svg:y1="5.801cm" svg:x2="26.501cm" svg:y2="5.801cm">
          <text:p/>
        </draw:line>
        <draw:line draw:style-name="gr5" draw:text-style-name="P3" draw:layer="layout" svg:x1="0.501cm" svg:y1="7.101cm" svg:x2="26.501cm" svg:y2="7.101cm">
          <text:p/>
        </draw:line>
        <draw:line draw:style-name="gr5" draw:text-style-name="P3" draw:layer="layout" svg:x1="0.501cm" svg:y1="7.601cm" svg:x2="26.501cm" svg:y2="7.601cm">
          <text:p/>
        </draw:line>
        <draw:line draw:style-name="gr5" draw:text-style-name="P3" draw:layer="layout" svg:x1="0.501cm" svg:y1="8.701cm" svg:x2="26.501cm" svg:y2="8.701cm">
          <text:p/>
        </draw:line>
        <draw:line draw:style-name="gr5" draw:text-style-name="P3" draw:layer="layout" svg:x1="0.501cm" svg:y1="12.101cm" svg:x2="26.501cm" svg:y2="12.101cm">
          <text:p/>
        </draw:line>
        <draw:line draw:style-name="gr5" draw:text-style-name="P3" draw:layer="layout" svg:x1="0.501cm" svg:y1="13.001cm" svg:x2="26.501cm" svg:y2="13.001cm">
          <text:p/>
        </draw:line>
        <draw:frame draw:style-name="gr7" draw:text-style-name="P1" draw:layer="layout" svg:width="4.519cm" svg:height="1.673cm" svg:x="4.881cm" svg:y="1.002cm">
          <draw:text-box>
            <text:p>Narrow (alt. 2)</text:p>
          </draw:text-box>
        </draw:frame>
        <draw:frame draw:style-name="gr1" draw:text-style-name="P1" draw:layer="layout" svg:width="1.82cm" svg:height="0.963cm" svg:x="0.181cm" svg:y="4.138cm">
          <draw:text-box>
            <text:p><text:span text:style-name="T4">Row 1</text:span></text:p>
          </draw:text-box>
        </draw:frame>
        <draw:frame draw:style-name="gr1" draw:text-style-name="P1" draw:layer="layout" svg:width="1.82cm" svg:height="0.963cm" svg:x="0.181cm" svg:y="5.139cm">
          <draw:text-box>
            <text:p><text:span text:style-name="T4">Row 2</text:span></text:p>
          </draw:text-box>
        </draw:frame>
        <draw:frame draw:style-name="gr1" draw:text-style-name="P1" draw:layer="layout" svg:width="1.82cm" svg:height="0.963cm" svg:x="0.181cm" svg:y="6.039cm">
          <draw:text-box>
            <text:p><text:span text:style-name="T4">Row 3</text:span></text:p>
          </draw:text-box>
        </draw:frame>
        <draw:frame draw:style-name="gr1" draw:text-style-name="P1" draw:layer="layout" svg:width="1.82cm" svg:height="0.963cm" svg:x="0.181cm" svg:y="7.039cm">
          <draw:text-box>
            <text:p><text:span text:style-name="T4">Row 4</text:span></text:p>
          </draw:text-box>
        </draw:frame>
        <draw:frame draw:style-name="gr1" draw:text-style-name="P1" draw:layer="layout" svg:width="1.82cm" svg:height="0.963cm" svg:x="0.181cm" svg:y="7.839cm">
          <draw:text-box>
            <text:p><text:span text:style-name="T4">Row 5</text:span></text:p>
          </draw:text-box>
        </draw:frame>
        <draw:frame draw:style-name="gr1" draw:text-style-name="P1" draw:layer="layout" svg:width="1.82cm" svg:height="0.963cm" svg:x="0.181cm" svg:y="9.739cm">
          <draw:text-box>
            <text:p><text:span text:style-name="T4">Row 6</text:span></text:p>
          </draw:text-box>
        </draw:frame>
        <draw:frame draw:style-name="gr1" draw:text-style-name="P1" draw:layer="layout" svg:width="1.82cm" svg:height="0.963cm" svg:x="0.181cm" svg:y="12.239cm">
          <draw:text-box>
            <text:p><text:span text:style-name="T4">Row 7</text:span></text:p>
          </draw:text-box>
        </draw:frame>
        <draw:line draw:style-name="gr5" draw:text-style-name="P3" draw:layer="layout" svg:x1="2.001cm" svg:y1="3.101cm" svg:x2="2.001cm" svg:y2="15.601cm">
          <text:p/>
        </draw:line>
        <draw:frame draw:style-name="gr4" draw:text-style-name="P3" draw:layer="layout" svg:width="2.386cm" svg:height="0.846cm" svg:x="4.501cm" svg:y="13.301cm">
          <draw:image xlink:href="Pictures/10000000000000F800000058432A44C3EA2D7523.png" xlink:type="simple" xlink:show="embed" xlink:actuate="onLoad" draw:mime-type="image/png">
            <text:p/>
          </draw:image>
        </draw:frame>
        <draw:frame draw:style-name="gr4" draw:text-style-name="P3" draw:layer="layout" svg:width="4.235cm" svg:height="0.326cm" svg:x="4.901cm" svg:y="2.701cm">
          <draw:image xlink:href="Pictures/100000000000019F00000020B96DD85DC74E303B.png" xlink:type="simple" xlink:show="embed" xlink:actuate="onLoad" draw:mime-type="image/png">
            <text:p/>
          </draw:image>
        </draw:frame>
        <draw:frame draw:style-name="gr2" draw:text-style-name="P4" draw:layer="layout" svg:width="1.972cm" svg:height="0.607cm" svg:x="4.901cm" svg:y="2.601cm">
          <draw:text-box>
            <text:p><text:span text:style-name="T5">&lt;-- Back</text:span></text:p>
          </draw:text-box>
        </draw:frame>
        <draw:frame draw:style-name="gr4" draw:text-style-name="P3" draw:layer="layout" svg:width="2.386cm" svg:height="0.846cm" svg:x="7.001cm" svg:y="13.301cm">
          <draw:image xlink:href="Pictures/10000000000000F800000058432A44C3EA2D7523.png" xlink:type="simple" xlink:show="embed" xlink:actuate="onLoad" draw:mime-type="image/png">
            <text:p/>
          </draw:image>
        </draw:frame>
        <draw:line draw:style-name="gr5" draw:text-style-name="P3" draw:layer="layout" svg:x1="0.501cm" svg:y1="3.301cm" svg:x2="26.501cm" svg:y2="3.301cm">
          <text:p/>
        </draw:line>
        <draw:frame draw:style-name="gr8" draw:text-style-name="P6" draw:layer="layout" svg:width="2.302cm" svg:height="0.625cm" svg:x="6.5cm" svg:y="5.176cm">
          <draw:image xlink:href="Pictures/10000000000001140000004B2A5F6B7AE1590284.png" xlink:type="simple" xlink:show="embed" xlink:actuate="onLoad" draw:mime-type="image/png">
            <text:p/>
          </draw:image>
        </draw:frame>
        <draw:frame draw:style-name="gr1" draw:text-style-name="P8" draw:layer="layout" svg:width="3.5cm" svg:height="1.205cm" svg:x="4cm" svg:y="3.5cm">
          <draw:text-box>
            <text:p text:style-name="P7"><text:span text:style-name="T6">SelectBoxes</text:span></text:p>
            <text:p text:style-name="P7"><text:span text:style-name="T6">Overlay</text:span></text:p>
            <text:p text:style-name="P7"><text:span text:style-name="T6">Starting at Row 1</text:span></text:p>
          </draw:text-box>
        </draw:frame>
        <draw:line draw:style-name="gr9" draw:text-style-name="P3" draw:layer="layout" svg:x1="6.5cm" svg:y1="4cm" svg:x2="7.5cm" svg:y2="5.101cm">
          <text:p/>
        </draw:lin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08:11:34.525578257</meta:creation-date>
    <dc:date>2023-12-01T08:18:21.690220707</dc:date>
    <meta:editing-duration>PT2H40M2S</meta:editing-duration>
    <meta:editing-cycles>20</meta:editing-cycles>
    <meta:generator>LibreOffice/7.0.4.2$Linux_X86_64 LibreOffice_project/00$Build-2</meta:generator>
    <meta:document-statistic meta:object-count="108"/>
  </office:meta>
</office:document-meta>
</file>